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46.74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44.0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2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fff685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Estatur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Mascota</text:p>
          </table:table-cell>
          <table:table-cell table:style-name="ce3" office:value-type="string" calcext:value-type="string">
            <text:p>Pregunta 1</text:p>
          </table:table-cell>
          <table:table-cell office:value-type="string" calcext:value-type="string">
            <text:p>Mediana</text:p>
          </table:table-cell>
          <table:table-cell table:formula="of:=MEDIAN([.A2:.A101])" office:value-type="float" office:value="170.593" calcext:value-type="float">
            <text:p>170,593</text:p>
          </table:table-cell>
          <table:table-cell table:number-columns-repeated="4"/>
        </table:table-row>
        <table:table-row table:style-name="ro1">
          <table:table-cell office:value-type="float" office:value="163.24" calcext:value-type="float">
            <text:p>163,24</text:p>
          </table:table-cell>
          <table:table-cell office:value-type="float" office:value="65.6284" calcext:value-type="float">
            <text:p>65,628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2</text:p>
          </table:table-cell>
          <table:table-cell office:value-type="string" calcext:value-type="string">
            <text:p>Primer Cuartil</text:p>
          </table:table-cell>
          <table:table-cell table:formula="of:=QUARTILE([.A2:.A101];1)" office:value-type="float" office:value="162.9795" calcext:value-type="float">
            <text:p>162,9795</text:p>
          </table:table-cell>
          <table:table-cell table:formula="of:=COM.MICROSOFT.QUARTILE.EXC([.A2:.A101];1)" office:value-type="float" office:value="162.9305" calcext:value-type="float">
            <text:p>162,9305</text:p>
          </table:table-cell>
          <table:table-cell table:formula="of:=COM.MICROSOFT.QUARTILE.INC([.A2:.A101];1)" office:value-type="float" office:value="162.9795" calcext:value-type="float">
            <text:p>162,9795</text:p>
          </table:table-cell>
          <table:table-cell table:number-columns-repeated="2"/>
        </table:table-row>
        <table:table-row table:style-name="ro1">
          <table:table-cell office:value-type="float" office:value="164.31" calcext:value-type="float">
            <text:p>164,31</text:p>
          </table:table-cell>
          <table:table-cell office:value-type="float" office:value="67.0366" calcext:value-type="float">
            <text:p>67,036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3</text:p>
          </table:table-cell>
          <table:table-cell office:value-type="string" calcext:value-type="string">
            <text:p>Tercer Cuartil</text:p>
          </table:table-cell>
          <table:table-cell table:formula="of:=QUARTILE([.A2:.A101];3)" office:value-type="float" office:value="178.63525" calcext:value-type="float">
            <text:p>178,63525</text:p>
          </table:table-cell>
          <table:table-cell table:formula="of:=COM.MICROSOFT.QUARTILE.EXC([.A3:.A102];3)" office:value-type="float" office:value="178.684" calcext:value-type="float">
            <text:p>178,684</text:p>
          </table:table-cell>
          <table:table-cell table:formula="of:=COM.MICROSOFT.QUARTILE.INC([.A3:.A102];3)" office:value-type="float" office:value="178.6515" calcext:value-type="float">
            <text:p>178,6515</text:p>
          </table:table-cell>
          <table:table-cell table:number-columns-repeated="2"/>
        </table:table-row>
        <table:table-row table:style-name="ro1">
          <table:table-cell office:value-type="float" office:value="182.664" calcext:value-type="float">
            <text:p>182,664</text:p>
          </table:table-cell>
          <table:table-cell office:value-type="float" office:value="85.3657" calcext:value-type="float">
            <text:p>85,365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4</text:p>
          </table:table-cell>
          <table:table-cell office:value-type="string" calcext:value-type="string">
            <text:p>“Mirar Histograma”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2.885" calcext:value-type="float">
            <text:p>172,885</text:p>
          </table:table-cell>
          <table:table-cell office:value-type="float" office:value="79.8176" calcext:value-type="float">
            <text:p>79,817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5</text:p>
          </table:table-cell>
          <table:table-cell office:value-type="string" calcext:value-type="string">
            <text:p>Media </text:p>
          </table:table-cell>
          <table:table-cell table:formula="of:=AVERAGE([.A6:.A105])" office:value-type="float" office:value="170.829364583333" calcext:value-type="float">
            <text:p>170,829364583333</text:p>
          </table:table-cell>
          <table:table-cell table:number-columns-repeated="4"/>
        </table:table-row>
        <table:table-row table:style-name="ro1">
          <table:table-cell office:value-type="float" office:value="171.163" calcext:value-type="float">
            <text:p>171,163</text:p>
          </table:table-cell>
          <table:table-cell office:value-type="float" office:value="73.412" calcext:value-type="float">
            <text:p>73,41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6</text:p>
          </table:table-cell>
          <table:table-cell office:value-type="string" calcext:value-type="string">
            <text:p>Amplitud</text:p>
          </table:table-cell>
          <table:table-cell table:formula="of:=[.I6]-[.K6]" office:value-type="float" office:value="53.902" calcext:value-type="float">
            <text:p>53,902</text:p>
          </table:table-cell>
          <table:table-cell office:value-type="string" calcext:value-type="string">
            <text:p>Máximo</text:p>
          </table:table-cell>
          <table:table-cell table:formula="of:=MAX([.A2:.A101])" office:value-type="float" office:value="196.031" calcext:value-type="float">
            <text:p>196,031</text:p>
          </table:table-cell>
          <table:table-cell office:value-type="string" calcext:value-type="string">
            <text:p>Mínimo</text:p>
          </table:table-cell>
          <table:table-cell table:formula="of:=MIN([.A2:.A101])" office:value-type="float" office:value="142.129" calcext:value-type="float">
            <text:p>142,129</text:p>
          </table:table-cell>
        </table:table-row>
        <table:table-row table:style-name="ro1">
          <table:table-cell office:value-type="float" office:value="165.142" calcext:value-type="float">
            <text:p>165,142</text:p>
          </table:table-cell>
          <table:table-cell office:value-type="float" office:value="56.6371" calcext:value-type="float">
            <text:p>56,637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7</text:p>
          </table:table-cell>
          <table:table-cell office:value-type="string" calcext:value-type="string">
            <text:p>Desviación <text:s/>estándar</text:p>
          </table:table-cell>
          <table:table-cell table:formula="of:=STDEV([.A2:.A101])" office:value-type="float" office:value="10.7421175238668" calcext:value-type="float">
            <text:p>10,7421175238668</text:p>
          </table:table-cell>
          <table:table-cell table:number-columns-repeated="4"/>
        </table:table-row>
        <table:table-row table:style-name="ro1">
          <table:table-cell office:value-type="float" office:value="175.275" calcext:value-type="float">
            <text:p>175,275</text:p>
          </table:table-cell>
          <table:table-cell office:value-type="float" office:value="68.2094" calcext:value-type="float">
            <text:p>68,209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8</text:p>
          </table:table-cell>
          <table:table-cell office:value-type="string" calcext:value-type="string">
            <text:p>Pregunta Análisis</text:p>
          </table:table-cell>
          <table:table-cell office:value-type="string" calcext:value-type="string">
            <text:p>[x]</text:p>
          </table:table-cell>
          <table:table-cell table:number-columns-repeated="4"/>
        </table:table-row>
        <table:table-row table:style-name="ro1">
          <table:table-cell office:value-type="float" office:value="163.61" calcext:value-type="float">
            <text:p>163,61</text:p>
          </table:table-cell>
          <table:table-cell office:value-type="float" office:value="67.7457" calcext:value-type="float">
            <text:p>67,745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9</text:p>
          </table:table-cell>
          <table:table-cell office:value-type="string" calcext:value-type="string">
            <text:p>% Homb</text:p>
          </table:table-cell>
          <table:table-cell table:formula="of:=100- COUNTIF([.$C$2:.$C$101];&quot;Mujer&quot;)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70.382" calcext:value-type="float">
            <text:p>170,382</text:p>
          </table:table-cell>
          <table:table-cell office:value-type="float" office:value="62.3145" calcext:value-type="float">
            <text:p>62,314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10</text:p>
          </table:table-cell>
          <table:table-cell office:value-type="string" calcext:value-type="string">
            <text:p>Media Homb</text:p>
          </table:table-cell>
          <table:table-cell table:formula="of:=[PorSexos.F2]" office:value-type="float" office:value="172.493222222222" calcext:value-type="float">
            <text:p>172,493222222222</text:p>
          </table:table-cell>
          <table:table-cell table:number-columns-repeated="4"/>
        </table:table-row>
        <table:table-row table:style-name="ro1">
          <table:table-cell office:value-type="float" office:value="173.44" calcext:value-type="float">
            <text:p>173,44</text:p>
          </table:table-cell>
          <table:table-cell office:value-type="float" office:value="81.9102" calcext:value-type="float">
            <text:p>81,910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11</text:p>
          </table:table-cell>
          <table:table-cell office:value-type="string" calcext:value-type="string">
            <text:p>Desv est Homb</text:p>
          </table:table-cell>
          <table:table-cell table:formula="of:=[PorSexos.F3]" office:value-type="float" office:value="11.6560613022479" calcext:value-type="float">
            <text:p>11,6560613022479</text:p>
          </table:table-cell>
          <table:table-cell table:number-columns-repeated="4"/>
        </table:table-row>
        <table:table-row table:style-name="ro1">
          <table:table-cell office:value-type="float" office:value="190.868" calcext:value-type="float">
            <text:p>190,868</text:p>
          </table:table-cell>
          <table:table-cell office:value-type="float" office:value="92.5768" calcext:value-type="float">
            <text:p>92,576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12</text:p>
          </table:table-cell>
          <table:table-cell office:value-type="string" calcext:value-type="string">
            <text:p>Media Muj</text:p>
          </table:table-cell>
          <table:table-cell table:formula="of:=[PorSexos.F4]" office:value-type="float" office:value="168.871391304348" calcext:value-type="float">
            <text:p>168,871391304348</text:p>
          </table:table-cell>
          <table:table-cell table:number-columns-repeated="4"/>
        </table:table-row>
        <table:table-row table:style-name="ro1">
          <table:table-cell office:value-type="float" office:value="174.592" calcext:value-type="float">
            <text:p>174,592</text:p>
          </table:table-cell>
          <table:table-cell office:value-type="float" office:value="82.717" calcext:value-type="float">
            <text:p>82,7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13</text:p>
          </table:table-cell>
          <table:table-cell office:value-type="string" calcext:value-type="string">
            <text:p>Desv est Muj</text:p>
          </table:table-cell>
          <table:table-cell table:formula="of:=[PorSexos.F5]" office:value-type="float" office:value="9.30626264280197" calcext:value-type="float">
            <text:p>9,30626264280197</text:p>
          </table:table-cell>
          <table:table-cell table:number-columns-repeated="4"/>
        </table:table-row>
        <table:table-row table:style-name="ro1">
          <table:table-cell office:value-type="float" office:value="170.804" calcext:value-type="float">
            <text:p>170,804</text:p>
          </table:table-cell>
          <table:table-cell office:value-type="float" office:value="71.646" calcext:value-type="float">
            <text:p>71,64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14</text:p>
          </table:table-cell>
          <table:table-cell office:value-type="string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float" office:value="151.362" calcext:value-type="float">
            <text:p>151,362</text:p>
          </table:table-cell>
          <table:table-cell office:value-type="float" office:value="52.4739" calcext:value-type="float">
            <text:p>52,473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15</text:p>
          </table:table-cell>
          <table:table-cell office:value-type="string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float" office:value="164.916" calcext:value-type="float">
            <text:p>164,916</text:p>
          </table:table-cell>
          <table:table-cell office:value-type="float" office:value="68.7962" calcext:value-type="float">
            <text:p>68,796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16</text:p>
          </table:table-cell>
          <table:table-cell office:value-type="string" calcext:value-type="string">
            <text:p>“Mirar diagrama dispersión”</text:p>
          </table:table-cell>
          <table:table-cell table:formula="of:=CORREL([.A2:.A101];[.B2:.B101])" office:value-type="float" office:value="0.896057861851964" calcext:value-type="float">
            <text:p>0,896057861851964</text:p>
          </table:table-cell>
          <table:table-cell table:number-columns-repeated="4"/>
        </table:table-row>
        <table:table-row table:style-name="ro1">
          <table:table-cell office:value-type="float" office:value="184.319" calcext:value-type="float">
            <text:p>184,319</text:p>
          </table:table-cell>
          <table:table-cell office:value-type="float" office:value="82.1954" calcext:value-type="float">
            <text:p>82,195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17</text:p>
          </table:table-cell>
          <table:table-cell/>
          <table:table-cell table:formula="of:=CORREL([.A2:.A101];[.B2:.B101])" office:value-type="float" office:value="0.896057861851964" calcext:value-type="float">
            <text:p>0,896057861851964</text:p>
          </table:table-cell>
          <table:table-cell office:value-type="string" calcext:value-type="string">
            <text:p>Y el cuadrado es </text:p>
          </table:table-cell>
          <table:table-cell table:formula="of:=CORREL([.A2:.A101];[.B2:.B101])*CORREL([.A2:.A101];[.B2:.B101])" office:value-type="float" office:value="0.802919691786714" calcext:value-type="float">
            <text:p>0,802919691786714</text:p>
          </table:table-cell>
          <table:table-cell table:number-columns-repeated="2"/>
        </table:table-row>
        <table:table-row table:style-name="ro1">
          <table:table-cell office:value-type="float" office:value="181.793" calcext:value-type="float">
            <text:p>181,793</text:p>
          </table:table-cell>
          <table:table-cell office:value-type="float" office:value="76.9392" calcext:value-type="float">
            <text:p>76,939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18</text:p>
          </table:table-cell>
          <table:table-cell office:value-type="string" calcext:value-type="string">
            <text:p>Recta y==1.164-128x</text:p>
          </table:table-cell>
          <table:table-cell table:number-matrix-columns-spanned="2" table:number-matrix-rows-spanned="1" table:formula="of:=LINEST([.B2:.B101];[.A2:.A101])" office:value-type="float" office:value="1.16353981793438" calcext:value-type="float">
            <text:p>1,16353981793438</text:p>
          </table:table-cell>
          <table:table-cell office:value-type="float" office:value="-128.221748915444" calcext:value-type="float">
            <text:p>-128,221748915444</text:p>
          </table:table-cell>
          <table:table-cell table:number-columns-repeated="3"/>
        </table:table-row>
        <table:table-row table:style-name="ro1">
          <table:table-cell office:value-type="float" office:value="162.906" calcext:value-type="float">
            <text:p>162,906</text:p>
          </table:table-cell>
          <table:table-cell office:value-type="float" office:value="56.3711" calcext:value-type="float">
            <text:p>56,371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19</text:p>
          </table:table-cell>
          <table:table-cell table:formula="of:=COM.MICROSOFT.FORECAST.LINEAR(190;[.B2:.B101];[.A2:.A101])" office:value-type="float" office:value="92.8508164920887" calcext:value-type="float">
            <text:p>92,8508164920887</text:p>
          </table:table-cell>
          <table:table-cell office:value-type="string" calcext:value-type="string">
            <text:p>93.16</text:p>
          </table:table-cell>
          <table:table-cell table:number-columns-repeated="4"/>
        </table:table-row>
        <table:table-row table:style-name="ro1">
          <table:table-cell office:value-type="float" office:value="169.399" calcext:value-type="float">
            <text:p>169,399</text:p>
          </table:table-cell>
          <table:table-cell office:value-type="float" office:value="59.6008" calcext:value-type="float">
            <text:p>59,600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2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float" office:value="170.353" calcext:value-type="float">
            <text:p>170,353</text:p>
          </table:table-cell>
          <table:table-cell office:value-type="float" office:value="76.416" calcext:value-type="float">
            <text:p>76,41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21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51.613" calcext:value-type="float">
            <text:p>151,613</text:p>
          </table:table-cell>
          <table:table-cell office:value-type="float" office:value="57.3555" calcext:value-type="float">
            <text:p>57,355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22</text:p>
          </table:table-cell>
          <table:table-cell table:style-name="ce4" office:value-type="percentage" office:value="0.31" calcext:value-type="percentage">
            <text:p>31,00%</text:p>
          </table:table-cell>
          <table:table-cell table:number-columns-repeated="5"/>
        </table:table-row>
        <table:table-row table:style-name="ro1">
          <table:table-cell office:value-type="float" office:value="175.166" calcext:value-type="float">
            <text:p>175,166</text:p>
          </table:table-cell>
          <table:table-cell office:value-type="float" office:value="80.4374" calcext:value-type="float">
            <text:p>80,437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23</text:p>
          </table:table-cell>
          <table:table-cell office:value-type="string" calcext:value-type="string">
            <text:p>0.77</text:p>
          </table:table-cell>
          <table:table-cell table:number-columns-repeated="5"/>
        </table:table-row>
        <table:table-row table:style-name="ro1">
          <table:table-cell office:value-type="float" office:value="155.523" calcext:value-type="float">
            <text:p>155,523</text:p>
          </table:table-cell>
          <table:table-cell office:value-type="float" office:value="56.9841" calcext:value-type="float">
            <text:p>56,984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24</text:p>
          </table:table-cell>
          <table:table-cell office:value-type="string" calcext:value-type="string">
            <text:p>0.23</text:p>
          </table:table-cell>
          <table:table-cell table:number-columns-repeated="5"/>
        </table:table-row>
        <table:table-row table:style-name="ro1">
          <table:table-cell office:value-type="float" office:value="169.384" calcext:value-type="float">
            <text:p>169,384</text:p>
          </table:table-cell>
          <table:table-cell office:value-type="float" office:value="72.6848" calcext:value-type="float">
            <text:p>72,684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style-name="ce3" office:value-type="string" calcext:value-type="string">
            <text:p>Pregunta 25</text:p>
          </table:table-cell>
          <table:table-cell office:value-type="string" calcext:value-type="string">
            <text:p>0.57</text:p>
          </table:table-cell>
          <table:table-cell table:number-columns-repeated="5"/>
        </table:table-row>
        <table:table-row table:style-name="ro1">
          <table:table-cell office:value-type="float" office:value="167.32" calcext:value-type="float">
            <text:p>167,32</text:p>
          </table:table-cell>
          <table:table-cell office:value-type="float" office:value="74.9009" calcext:value-type="float">
            <text:p>74,900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style-name="ce3" office:value-type="string" calcext:value-type="string">
            <text:p>Pregunta 26</text:p>
          </table:table-cell>
          <table:table-cell office:value-type="string" calcext:value-type="string">
            <text:p>Dependientes</text:p>
          </table:table-cell>
          <table:table-cell table:number-columns-repeated="5"/>
        </table:table-row>
        <table:table-row table:style-name="ro1">
          <table:table-cell office:value-type="float" office:value="176.285" calcext:value-type="float">
            <text:p>176,285</text:p>
          </table:table-cell>
          <table:table-cell office:value-type="float" office:value="69.3002" calcext:value-type="float">
            <text:p>69,300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68.074" calcext:value-type="float">
            <text:p>168,074</text:p>
          </table:table-cell>
          <table:table-cell office:value-type="float" office:value="77.378" calcext:value-type="float">
            <text:p>77,37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6.11" calcext:value-type="float">
            <text:p>176,11</text:p>
          </table:table-cell>
          <table:table-cell office:value-type="float" office:value="82.7405" calcext:value-type="float">
            <text:p>82,740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93.033" calcext:value-type="float">
            <text:p>193,033</text:p>
          </table:table-cell>
          <table:table-cell office:value-type="float" office:value="105.813" calcext:value-type="float">
            <text:p>105,81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9.144" calcext:value-type="float">
            <text:p>179,144</text:p>
          </table:table-cell>
          <table:table-cell office:value-type="float" office:value="77.0929" calcext:value-type="float">
            <text:p>77,092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91.511" calcext:value-type="float">
            <text:p>191,511</text:p>
          </table:table-cell>
          <table:table-cell office:value-type="float" office:value="101.684" calcext:value-type="float">
            <text:p>101,68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0.99" calcext:value-type="float">
            <text:p>170,99</text:p>
          </table:table-cell>
          <table:table-cell office:value-type="float" office:value="67.6584" calcext:value-type="float">
            <text:p>67,658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82.693" calcext:value-type="float">
            <text:p>182,693</text:p>
          </table:table-cell>
          <table:table-cell office:value-type="float" office:value="77.2037" calcext:value-type="float">
            <text:p>77,203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85.483" calcext:value-type="float">
            <text:p>185,483</text:p>
          </table:table-cell>
          <table:table-cell office:value-type="float" office:value="80.9145" calcext:value-type="float">
            <text:p>80,914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8.684" calcext:value-type="float">
            <text:p>178,684</text:p>
          </table:table-cell>
          <table:table-cell office:value-type="float" office:value="75.7745" calcext:value-type="float">
            <text:p>75,774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42.129" calcext:value-type="float">
            <text:p>142,129</text:p>
          </table:table-cell>
          <table:table-cell office:value-type="float" office:value="45.053" calcext:value-type="float">
            <text:p>45,05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6.454" calcext:value-type="float">
            <text:p>166,454</text:p>
          </table:table-cell>
          <table:table-cell office:value-type="float" office:value="58.8673" calcext:value-type="float">
            <text:p>58,867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86.603" calcext:value-type="float">
            <text:p>186,603</text:p>
          </table:table-cell>
          <table:table-cell office:value-type="float" office:value="99.3255" calcext:value-type="float">
            <text:p>99,325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84.579" calcext:value-type="float">
            <text:p>184,579</text:p>
          </table:table-cell>
          <table:table-cell office:value-type="float" office:value="83.7516" calcext:value-type="float">
            <text:p>83,751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1.234" calcext:value-type="float">
            <text:p>171,234</text:p>
          </table:table-cell>
          <table:table-cell office:value-type="float" office:value="62.4466" calcext:value-type="float">
            <text:p>62,446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81.345" calcext:value-type="float">
            <text:p>181,345</text:p>
          </table:table-cell>
          <table:table-cell office:value-type="float" office:value="92.5013" calcext:value-type="float">
            <text:p>92,501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1.886" calcext:value-type="float">
            <text:p>171,886</text:p>
          </table:table-cell>
          <table:table-cell office:value-type="float" office:value="81.6726" calcext:value-type="float">
            <text:p>81,672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50.432" calcext:value-type="float">
            <text:p>150,432</text:p>
          </table:table-cell>
          <table:table-cell office:value-type="float" office:value="49.7133" calcext:value-type="float">
            <text:p>49,713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1.197" calcext:value-type="float">
            <text:p>171,197</text:p>
          </table:table-cell>
          <table:table-cell office:value-type="float" office:value="66.4032" calcext:value-type="float">
            <text:p>66,403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0.656" calcext:value-type="float">
            <text:p>160,656</text:p>
          </table:table-cell>
          <table:table-cell office:value-type="float" office:value="57.6494" calcext:value-type="float">
            <text:p>57,649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5.535" calcext:value-type="float">
            <text:p>165,535</text:p>
          </table:table-cell>
          <table:table-cell office:value-type="float" office:value="60.4239" calcext:value-type="float">
            <text:p>60,423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63.004" calcext:value-type="float">
            <text:p>163,004</text:p>
          </table:table-cell>
          <table:table-cell office:value-type="float" office:value="53.8204" calcext:value-type="float">
            <text:p>53,820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4.488" calcext:value-type="float">
            <text:p>174,488</text:p>
          </table:table-cell>
          <table:table-cell office:value-type="float" office:value="81.3023" calcext:value-type="float">
            <text:p>81,302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85.654" calcext:value-type="float">
            <text:p>185,654</text:p>
          </table:table-cell>
          <table:table-cell office:value-type="float" office:value="85.131" calcext:value-type="float">
            <text:p>85,13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2.937" calcext:value-type="float">
            <text:p>172,937</text:p>
          </table:table-cell>
          <table:table-cell office:value-type="float" office:value="83.2667" calcext:value-type="float">
            <text:p>83,266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69.723" calcext:value-type="float">
            <text:p>169,723</text:p>
          </table:table-cell>
          <table:table-cell office:value-type="float" office:value="63.7965" calcext:value-type="float">
            <text:p>63,796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4.229" calcext:value-type="float">
            <text:p>174,229</text:p>
          </table:table-cell>
          <table:table-cell office:value-type="float" office:value="67.6069" calcext:value-type="float">
            <text:p>67,606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6.709" calcext:value-type="float">
            <text:p>176,709</text:p>
          </table:table-cell>
          <table:table-cell office:value-type="float" office:value="85.7663" calcext:value-type="float">
            <text:p>85,766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81.116" calcext:value-type="float">
            <text:p>181,116</text:p>
          </table:table-cell>
          <table:table-cell office:value-type="float" office:value="85.5005" calcext:value-type="float">
            <text:p>85,500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0.375" calcext:value-type="float">
            <text:p>170,375</text:p>
          </table:table-cell>
          <table:table-cell office:value-type="float" office:value="63.9942" calcext:value-type="float">
            <text:p>63,994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62.783" calcext:value-type="float">
            <text:p>162,783</text:p>
          </table:table-cell>
          <table:table-cell office:value-type="float" office:value="58.2471" calcext:value-type="float">
            <text:p>58,247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1.21" calcext:value-type="float">
            <text:p>161,21</text:p>
          </table:table-cell>
          <table:table-cell office:value-type="float" office:value="62.1907" calcext:value-type="float">
            <text:p>62,190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3.925" calcext:value-type="float">
            <text:p>163,925</text:p>
          </table:table-cell>
          <table:table-cell office:value-type="float" office:value="55.8254" calcext:value-type="float">
            <text:p>55,825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80.296" calcext:value-type="float">
            <text:p>180,296</text:p>
          </table:table-cell>
          <table:table-cell office:value-type="float" office:value="76.7404" calcext:value-type="float">
            <text:p>76,740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82.492" calcext:value-type="float">
            <text:p>182,492</text:p>
          </table:table-cell>
          <table:table-cell office:value-type="float" office:value="80.3354" calcext:value-type="float">
            <text:p>80,335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56.66" calcext:value-type="float">
            <text:p>156,66</text:p>
          </table:table-cell>
          <table:table-cell office:value-type="float" office:value="60.9933" calcext:value-type="float">
            <text:p>60,993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5.907" calcext:value-type="float">
            <text:p>175,907</text:p>
          </table:table-cell>
          <table:table-cell office:value-type="float" office:value="71.3843" calcext:value-type="float">
            <text:p>71,384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81.979" calcext:value-type="float">
            <text:p>181,979</text:p>
          </table:table-cell>
          <table:table-cell office:value-type="float" office:value="81.1248" calcext:value-type="float">
            <text:p>81,124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50.551" calcext:value-type="float">
            <text:p>150,551</text:p>
          </table:table-cell>
          <table:table-cell office:value-type="float" office:value="39.2513" calcext:value-type="float">
            <text:p>39,251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9.726" calcext:value-type="float">
            <text:p>179,726</text:p>
          </table:table-cell>
          <table:table-cell office:value-type="float" office:value="75.9805" calcext:value-type="float">
            <text:p>75,980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61.705" calcext:value-type="float">
            <text:p>161,705</text:p>
          </table:table-cell>
          <table:table-cell office:value-type="float" office:value="67.6107" calcext:value-type="float">
            <text:p>67,610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55.889" calcext:value-type="float">
            <text:p>155,889</text:p>
          </table:table-cell>
          <table:table-cell office:value-type="float" office:value="62.6289" calcext:value-type="float">
            <text:p>62,628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59.769" calcext:value-type="float">
            <text:p>159,769</text:p>
          </table:table-cell>
          <table:table-cell office:value-type="float" office:value="49.6448" calcext:value-type="float">
            <text:p>49,644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59.99" calcext:value-type="float">
            <text:p>159,99</text:p>
          </table:table-cell>
          <table:table-cell office:value-type="float" office:value="53.5157" calcext:value-type="float">
            <text:p>53,515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9.02" calcext:value-type="float">
            <text:p>179,02</text:p>
          </table:table-cell>
          <table:table-cell office:value-type="float" office:value="77.4466" calcext:value-type="float">
            <text:p>77,446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0.213" calcext:value-type="float">
            <text:p>170,213</text:p>
          </table:table-cell>
          <table:table-cell office:value-type="float" office:value="67.6555" calcext:value-type="float">
            <text:p>67,655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92.05" calcext:value-type="float">
            <text:p>192,05</text:p>
          </table:table-cell>
          <table:table-cell office:value-type="float" office:value="104.357" calcext:value-type="float">
            <text:p>104,35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4.517" calcext:value-type="float">
            <text:p>164,517</text:p>
          </table:table-cell>
          <table:table-cell office:value-type="float" office:value="69.7145" calcext:value-type="float">
            <text:p>69,714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9.073" calcext:value-type="float">
            <text:p>179,073</text:p>
          </table:table-cell>
          <table:table-cell office:value-type="float" office:value="79.9812" calcext:value-type="float">
            <text:p>79,981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51.404" calcext:value-type="float">
            <text:p>151,404</text:p>
          </table:table-cell>
          <table:table-cell office:value-type="float" office:value="50.3887" calcext:value-type="float">
            <text:p>50,388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0.324" calcext:value-type="float">
            <text:p>170,324</text:p>
          </table:table-cell>
          <table:table-cell office:value-type="float" office:value="65.8644" calcext:value-type="float">
            <text:p>65,864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59.615" calcext:value-type="float">
            <text:p>159,615</text:p>
          </table:table-cell>
          <table:table-cell office:value-type="float" office:value="51.9355" calcext:value-type="float">
            <text:p>51,935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4.5" calcext:value-type="float">
            <text:p>174,5</text:p>
          </table:table-cell>
          <table:table-cell office:value-type="float" office:value="78.6944" calcext:value-type="float">
            <text:p>78,694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56.19" calcext:value-type="float">
            <text:p>156,19</text:p>
          </table:table-cell>
          <table:table-cell office:value-type="float" office:value="60.7076" calcext:value-type="float">
            <text:p>60,707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0.211" calcext:value-type="float">
            <text:p>160,211</text:p>
          </table:table-cell>
          <table:table-cell office:value-type="float" office:value="49.5659" calcext:value-type="float">
            <text:p>49,565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6.971" calcext:value-type="float">
            <text:p>176,971</text:p>
          </table:table-cell>
          <table:table-cell office:value-type="float" office:value="68.549" calcext:value-type="float">
            <text:p>68,54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8.447" calcext:value-type="float">
            <text:p>168,447</text:p>
          </table:table-cell>
          <table:table-cell office:value-type="float" office:value="58.4907" calcext:value-type="float">
            <text:p>58,490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86.346" calcext:value-type="float">
            <text:p>186,346</text:p>
          </table:table-cell>
          <table:table-cell office:value-type="float" office:value="97.3952" calcext:value-type="float">
            <text:p>97,395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0.058" calcext:value-type="float">
            <text:p>170,058</text:p>
          </table:table-cell>
          <table:table-cell office:value-type="float" office:value="76.1445" calcext:value-type="float">
            <text:p>76,144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2.274" calcext:value-type="float">
            <text:p>172,274</text:p>
          </table:table-cell>
          <table:table-cell office:value-type="float" office:value="70.8987" calcext:value-type="float">
            <text:p>70,898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96.031" calcext:value-type="float">
            <text:p>196,031</text:p>
          </table:table-cell>
          <table:table-cell office:value-type="float" office:value="103.33" calcext:value-type="float">
            <text:p>103,3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7.736" calcext:value-type="float">
            <text:p>177,736</text:p>
          </table:table-cell>
          <table:table-cell office:value-type="float" office:value="77.4719" calcext:value-type="float">
            <text:p>77,47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78.203" calcext:value-type="float">
            <text:p>178,203</text:p>
          </table:table-cell>
          <table:table-cell office:value-type="float" office:value="70.2956" calcext:value-type="float">
            <text:p>70,295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63.124" calcext:value-type="float">
            <text:p>163,124</text:p>
          </table:table-cell>
          <table:table-cell office:value-type="float" office:value="56.192" calcext:value-type="float">
            <text:p>56,19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62.29" calcext:value-type="float">
            <text:p>162,29</text:p>
          </table:table-cell>
          <table:table-cell office:value-type="float" office:value="56.4772" calcext:value-type="float">
            <text:p>56,477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0.51" calcext:value-type="float">
            <text:p>160,51</text:p>
          </table:table-cell>
          <table:table-cell office:value-type="float" office:value="57.9179" calcext:value-type="float">
            <text:p>57,917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1.349" calcext:value-type="float">
            <text:p>161,349</text:p>
          </table:table-cell>
          <table:table-cell office:value-type="float" office:value="60.3325" calcext:value-type="float">
            <text:p>60,332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8.619" calcext:value-type="float">
            <text:p>178,619</text:p>
          </table:table-cell>
          <table:table-cell office:value-type="float" office:value="74.5135" calcext:value-type="float">
            <text:p>74,513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58.669" calcext:value-type="float">
            <text:p>158,669</text:p>
          </table:table-cell>
          <table:table-cell office:value-type="float" office:value="50.3327" calcext:value-type="float">
            <text:p>50,332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5.274" calcext:value-type="float">
            <text:p>165,274</text:p>
          </table:table-cell>
          <table:table-cell office:value-type="float" office:value="65.52" calcext:value-type="float">
            <text:p>65,5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71.041" calcext:value-type="float">
            <text:p>171,041</text:p>
          </table:table-cell>
          <table:table-cell office:value-type="float" office:value="75.9335" calcext:value-type="float">
            <text:p>75,933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7"/>
        </table:table-row>
        <table:table-row table:style-name="ro1">
          <table:table-cell office:value-type="float" office:value="159.944" calcext:value-type="float">
            <text:p>159,944</text:p>
          </table:table-cell>
          <table:table-cell office:value-type="float" office:value="52.2683" calcext:value-type="float">
            <text:p>52,268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2.888" calcext:value-type="float">
            <text:p>162,888</text:p>
          </table:table-cell>
          <table:table-cell office:value-type="float" office:value="52.9147" calcext:value-type="float">
            <text:p>52,914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88.365" calcext:value-type="float">
            <text:p>188,365</text:p>
          </table:table-cell>
          <table:table-cell office:value-type="float" office:value="87.6684" calcext:value-type="float">
            <text:p>87,668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  <table:table-row table:style-name="ro1">
          <table:table-cell office:value-type="float" office:value="169.859" calcext:value-type="float">
            <text:p>169,859</text:p>
          </table:table-cell>
          <table:table-cell office:value-type="float" office:value="76.0923" calcext:value-type="float">
            <text:p>76,09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7"/>
        </table:table-row>
      </table:table>
      <table:table table:name="PorSexos" table:style-name="ta1"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Estatur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Mascota</text:p>
          </table:table-cell>
          <table:table-cell table:number-columns-repeated="5"/>
        </table:table-row>
        <table:table-row table:style-name="ro1">
          <table:table-cell office:value-type="float" office:value="170.382" calcext:value-type="float">
            <text:p>170,382</text:p>
          </table:table-cell>
          <table:table-cell office:value-type="float" office:value="62.3145" calcext:value-type="float">
            <text:p>62,314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Media Homb</text:p>
          </table:table-cell>
          <table:table-cell table:formula="of:=AVERAGE([.A2:.A55])" office:value-type="float" office:value="172.493222222222" calcext:value-type="float">
            <text:p>172,493222222222</text:p>
          </table:table-cell>
          <table:table-cell table:number-columns-repeated="3"/>
        </table:table-row>
        <table:table-row table:style-name="ro1">
          <table:table-cell office:value-type="float" office:value="151.362" calcext:value-type="float">
            <text:p>151,362</text:p>
          </table:table-cell>
          <table:table-cell office:value-type="float" office:value="52.4739" calcext:value-type="float">
            <text:p>52,473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Desviación str homb</text:p>
          </table:table-cell>
          <table:table-cell table:formula="of:=STDEV([.A2:.A55])" office:value-type="float" office:value="11.6560613022479" calcext:value-type="float">
            <text:p>11,6560613022479</text:p>
          </table:table-cell>
          <table:table-cell table:number-columns-repeated="3"/>
        </table:table-row>
        <table:table-row table:style-name="ro1">
          <table:table-cell office:value-type="float" office:value="164.916" calcext:value-type="float">
            <text:p>164,916</text:p>
          </table:table-cell>
          <table:table-cell office:value-type="float" office:value="68.7962" calcext:value-type="float">
            <text:p>68,796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Media Mujer</text:p>
          </table:table-cell>
          <table:table-cell table:formula="of:=AVERAGE([.A56:.A101])" office:value-type="float" office:value="168.871391304348" calcext:value-type="float">
            <text:p>168,871391304348</text:p>
          </table:table-cell>
          <table:table-cell table:number-columns-repeated="3"/>
        </table:table-row>
        <table:table-row table:style-name="ro1">
          <table:table-cell office:value-type="float" office:value="181.793" calcext:value-type="float">
            <text:p>181,793</text:p>
          </table:table-cell>
          <table:table-cell office:value-type="float" office:value="76.9392" calcext:value-type="float">
            <text:p>76,939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Desviación str Mujer</text:p>
          </table:table-cell>
          <table:table-cell table:formula="of:=STDEV([.A56:.A101])" office:value-type="float" office:value="9.30626264280197" calcext:value-type="float">
            <text:p>9,30626264280197</text:p>
          </table:table-cell>
          <table:table-cell table:number-columns-repeated="3"/>
        </table:table-row>
        <table:table-row table:style-name="ro1">
          <table:table-cell office:value-type="float" office:value="162.906" calcext:value-type="float">
            <text:p>162,906</text:p>
          </table:table-cell>
          <table:table-cell office:value-type="float" office:value="56.3711" calcext:value-type="float">
            <text:p>56,371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2"/>
          <table:table-cell table:formula="of:=[.H6]-[.I6]" office:value-type="float" office:value="40.317" calcext:value-type="float">
            <text:p>40,317</text:p>
          </table:table-cell>
          <table:table-cell table:formula="of:=MAX([.A56:.A101])" office:value-type="float" office:value="190.868" calcext:value-type="float">
            <text:p>190,868</text:p>
          </table:table-cell>
          <table:table-cell table:formula="of:=MIN([.A56:.A101])" office:value-type="float" office:value="150.551" calcext:value-type="float">
            <text:p>150,551</text:p>
          </table:table-cell>
        </table:table-row>
        <table:table-row table:style-name="ro1">
          <table:table-cell office:value-type="float" office:value="169.399" calcext:value-type="float">
            <text:p>169,399</text:p>
          </table:table-cell>
          <table:table-cell office:value-type="float" office:value="59.6008" calcext:value-type="float">
            <text:p>59,600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2"/>
          <table:table-cell table:formula="of:=[.H7]-[.I7]" office:value-type="float" office:value="53.902" calcext:value-type="float">
            <text:p>53,902</text:p>
          </table:table-cell>
          <table:table-cell table:formula="of:=MAX([.A3:.A56])" office:value-type="float" office:value="196.031" calcext:value-type="float">
            <text:p>196,031</text:p>
          </table:table-cell>
          <table:table-cell table:formula="of:=MIN([.A3:.A56])" office:value-type="float" office:value="142.129" calcext:value-type="float">
            <text:p>142,129</text:p>
          </table:table-cell>
        </table:table-row>
        <table:table-row table:style-name="ro1">
          <table:table-cell office:value-type="float" office:value="175.166" calcext:value-type="float">
            <text:p>175,166</text:p>
          </table:table-cell>
          <table:table-cell office:value-type="float" office:value="80.4374" calcext:value-type="float">
            <text:p>80,437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69.384" calcext:value-type="float">
            <text:p>169,384</text:p>
          </table:table-cell>
          <table:table-cell office:value-type="float" office:value="72.6848" calcext:value-type="float">
            <text:p>72,684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7.32" calcext:value-type="float">
            <text:p>167,32</text:p>
          </table:table-cell>
          <table:table-cell office:value-type="float" office:value="74.9009" calcext:value-type="float">
            <text:p>74,900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6.285" calcext:value-type="float">
            <text:p>176,285</text:p>
          </table:table-cell>
          <table:table-cell office:value-type="float" office:value="69.3002" calcext:value-type="float">
            <text:p>69,300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93.033" calcext:value-type="float">
            <text:p>193,033</text:p>
          </table:table-cell>
          <table:table-cell office:value-type="float" office:value="105.813" calcext:value-type="float">
            <text:p>105,81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91.511" calcext:value-type="float">
            <text:p>191,511</text:p>
          </table:table-cell>
          <table:table-cell office:value-type="float" office:value="101.684" calcext:value-type="float">
            <text:p>101,68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82.693" calcext:value-type="float">
            <text:p>182,693</text:p>
          </table:table-cell>
          <table:table-cell office:value-type="float" office:value="77.2037" calcext:value-type="float">
            <text:p>77,203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85.483" calcext:value-type="float">
            <text:p>185,483</text:p>
          </table:table-cell>
          <table:table-cell office:value-type="float" office:value="80.9145" calcext:value-type="float">
            <text:p>80,914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8.684" calcext:value-type="float">
            <text:p>178,684</text:p>
          </table:table-cell>
          <table:table-cell office:value-type="float" office:value="75.7745" calcext:value-type="float">
            <text:p>75,774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42.129" calcext:value-type="float">
            <text:p>142,129</text:p>
          </table:table-cell>
          <table:table-cell office:value-type="float" office:value="45.053" calcext:value-type="float">
            <text:p>45,05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6.454" calcext:value-type="float">
            <text:p>166,454</text:p>
          </table:table-cell>
          <table:table-cell office:value-type="float" office:value="58.8673" calcext:value-type="float">
            <text:p>58,867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86.603" calcext:value-type="float">
            <text:p>186,603</text:p>
          </table:table-cell>
          <table:table-cell office:value-type="float" office:value="99.3255" calcext:value-type="float">
            <text:p>99,325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84.579" calcext:value-type="float">
            <text:p>184,579</text:p>
          </table:table-cell>
          <table:table-cell office:value-type="float" office:value="83.7516" calcext:value-type="float">
            <text:p>83,751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1.234" calcext:value-type="float">
            <text:p>171,234</text:p>
          </table:table-cell>
          <table:table-cell office:value-type="float" office:value="62.4466" calcext:value-type="float">
            <text:p>62,446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50.432" calcext:value-type="float">
            <text:p>150,432</text:p>
          </table:table-cell>
          <table:table-cell office:value-type="float" office:value="49.7133" calcext:value-type="float">
            <text:p>49,713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1.197" calcext:value-type="float">
            <text:p>171,197</text:p>
          </table:table-cell>
          <table:table-cell office:value-type="float" office:value="66.4032" calcext:value-type="float">
            <text:p>66,403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3.004" calcext:value-type="float">
            <text:p>163,004</text:p>
          </table:table-cell>
          <table:table-cell office:value-type="float" office:value="53.8204" calcext:value-type="float">
            <text:p>53,820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4.488" calcext:value-type="float">
            <text:p>174,488</text:p>
          </table:table-cell>
          <table:table-cell office:value-type="float" office:value="81.3023" calcext:value-type="float">
            <text:p>81,302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69.723" calcext:value-type="float">
            <text:p>169,723</text:p>
          </table:table-cell>
          <table:table-cell office:value-type="float" office:value="63.7965" calcext:value-type="float">
            <text:p>63,796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4.229" calcext:value-type="float">
            <text:p>174,229</text:p>
          </table:table-cell>
          <table:table-cell office:value-type="float" office:value="67.6069" calcext:value-type="float">
            <text:p>67,606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6.709" calcext:value-type="float">
            <text:p>176,709</text:p>
          </table:table-cell>
          <table:table-cell office:value-type="float" office:value="85.7663" calcext:value-type="float">
            <text:p>85,766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81.116" calcext:value-type="float">
            <text:p>181,116</text:p>
          </table:table-cell>
          <table:table-cell office:value-type="float" office:value="85.5005" calcext:value-type="float">
            <text:p>85,500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0.375" calcext:value-type="float">
            <text:p>170,375</text:p>
          </table:table-cell>
          <table:table-cell office:value-type="float" office:value="63.9942" calcext:value-type="float">
            <text:p>63,994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62.783" calcext:value-type="float">
            <text:p>162,783</text:p>
          </table:table-cell>
          <table:table-cell office:value-type="float" office:value="58.2471" calcext:value-type="float">
            <text:p>58,247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1.21" calcext:value-type="float">
            <text:p>161,21</text:p>
          </table:table-cell>
          <table:table-cell office:value-type="float" office:value="62.1907" calcext:value-type="float">
            <text:p>62,190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3.925" calcext:value-type="float">
            <text:p>163,925</text:p>
          </table:table-cell>
          <table:table-cell office:value-type="float" office:value="55.8254" calcext:value-type="float">
            <text:p>55,825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80.296" calcext:value-type="float">
            <text:p>180,296</text:p>
          </table:table-cell>
          <table:table-cell office:value-type="float" office:value="76.7404" calcext:value-type="float">
            <text:p>76,740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56.66" calcext:value-type="float">
            <text:p>156,66</text:p>
          </table:table-cell>
          <table:table-cell office:value-type="float" office:value="60.9933" calcext:value-type="float">
            <text:p>60,993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81.979" calcext:value-type="float">
            <text:p>181,979</text:p>
          </table:table-cell>
          <table:table-cell office:value-type="float" office:value="81.1248" calcext:value-type="float">
            <text:p>81,124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9.726" calcext:value-type="float">
            <text:p>179,726</text:p>
          </table:table-cell>
          <table:table-cell office:value-type="float" office:value="75.9805" calcext:value-type="float">
            <text:p>75,980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55.889" calcext:value-type="float">
            <text:p>155,889</text:p>
          </table:table-cell>
          <table:table-cell office:value-type="float" office:value="62.6289" calcext:value-type="float">
            <text:p>62,628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9.02" calcext:value-type="float">
            <text:p>179,02</text:p>
          </table:table-cell>
          <table:table-cell office:value-type="float" office:value="77.4466" calcext:value-type="float">
            <text:p>77,446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92.05" calcext:value-type="float">
            <text:p>192,05</text:p>
          </table:table-cell>
          <table:table-cell office:value-type="float" office:value="104.357" calcext:value-type="float">
            <text:p>104,35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9.073" calcext:value-type="float">
            <text:p>179,073</text:p>
          </table:table-cell>
          <table:table-cell office:value-type="float" office:value="79.9812" calcext:value-type="float">
            <text:p>79,981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51.404" calcext:value-type="float">
            <text:p>151,404</text:p>
          </table:table-cell>
          <table:table-cell office:value-type="float" office:value="50.3887" calcext:value-type="float">
            <text:p>50,388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0.324" calcext:value-type="float">
            <text:p>170,324</text:p>
          </table:table-cell>
          <table:table-cell office:value-type="float" office:value="65.8644" calcext:value-type="float">
            <text:p>65,864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4.5" calcext:value-type="float">
            <text:p>174,5</text:p>
          </table:table-cell>
          <table:table-cell office:value-type="float" office:value="78.6944" calcext:value-type="float">
            <text:p>78,694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0.211" calcext:value-type="float">
            <text:p>160,211</text:p>
          </table:table-cell>
          <table:table-cell office:value-type="float" office:value="49.5659" calcext:value-type="float">
            <text:p>49,565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6.971" calcext:value-type="float">
            <text:p>176,971</text:p>
          </table:table-cell>
          <table:table-cell office:value-type="float" office:value="68.549" calcext:value-type="float">
            <text:p>68,54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8.447" calcext:value-type="float">
            <text:p>168,447</text:p>
          </table:table-cell>
          <table:table-cell office:value-type="float" office:value="58.4907" calcext:value-type="float">
            <text:p>58,490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86.346" calcext:value-type="float">
            <text:p>186,346</text:p>
          </table:table-cell>
          <table:table-cell office:value-type="float" office:value="97.3952" calcext:value-type="float">
            <text:p>97,395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2.274" calcext:value-type="float">
            <text:p>172,274</text:p>
          </table:table-cell>
          <table:table-cell office:value-type="float" office:value="70.8987" calcext:value-type="float">
            <text:p>70,898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96.031" calcext:value-type="float">
            <text:p>196,031</text:p>
          </table:table-cell>
          <table:table-cell office:value-type="float" office:value="103.33" calcext:value-type="float">
            <text:p>103,3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7.736" calcext:value-type="float">
            <text:p>177,736</text:p>
          </table:table-cell>
          <table:table-cell office:value-type="float" office:value="77.4719" calcext:value-type="float">
            <text:p>77,47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0.51" calcext:value-type="float">
            <text:p>160,51</text:p>
          </table:table-cell>
          <table:table-cell office:value-type="float" office:value="57.9179" calcext:value-type="float">
            <text:p>57,917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5.274" calcext:value-type="float">
            <text:p>165,274</text:p>
          </table:table-cell>
          <table:table-cell office:value-type="float" office:value="65.52" calcext:value-type="float">
            <text:p>65,5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1.041" calcext:value-type="float">
            <text:p>171,041</text:p>
          </table:table-cell>
          <table:table-cell office:value-type="float" office:value="75.9335" calcext:value-type="float">
            <text:p>75,933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88.365" calcext:value-type="float">
            <text:p>188,365</text:p>
          </table:table-cell>
          <table:table-cell office:value-type="float" office:value="87.6684" calcext:value-type="float">
            <text:p>87,668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3.24" calcext:value-type="float">
            <text:p>163,24</text:p>
          </table:table-cell>
          <table:table-cell office:value-type="float" office:value="65.6284" calcext:value-type="float">
            <text:p>65,628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4.31" calcext:value-type="float">
            <text:p>164,31</text:p>
          </table:table-cell>
          <table:table-cell office:value-type="float" office:value="67.0366" calcext:value-type="float">
            <text:p>67,036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82.664" calcext:value-type="float">
            <text:p>182,664</text:p>
          </table:table-cell>
          <table:table-cell office:value-type="float" office:value="85.3657" calcext:value-type="float">
            <text:p>85,365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2.885" calcext:value-type="float">
            <text:p>172,885</text:p>
          </table:table-cell>
          <table:table-cell office:value-type="float" office:value="79.8176" calcext:value-type="float">
            <text:p>79,817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1.163" calcext:value-type="float">
            <text:p>171,163</text:p>
          </table:table-cell>
          <table:table-cell office:value-type="float" office:value="73.412" calcext:value-type="float">
            <text:p>73,41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65.142" calcext:value-type="float">
            <text:p>165,142</text:p>
          </table:table-cell>
          <table:table-cell office:value-type="float" office:value="56.6371" calcext:value-type="float">
            <text:p>56,637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5.275" calcext:value-type="float">
            <text:p>175,275</text:p>
          </table:table-cell>
          <table:table-cell office:value-type="float" office:value="68.2094" calcext:value-type="float">
            <text:p>68,209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3.61" calcext:value-type="float">
            <text:p>163,61</text:p>
          </table:table-cell>
          <table:table-cell office:value-type="float" office:value="67.7457" calcext:value-type="float">
            <text:p>67,745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3.44" calcext:value-type="float">
            <text:p>173,44</text:p>
          </table:table-cell>
          <table:table-cell office:value-type="float" office:value="81.9102" calcext:value-type="float">
            <text:p>81,910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90.868" calcext:value-type="float">
            <text:p>190,868</text:p>
          </table:table-cell>
          <table:table-cell office:value-type="float" office:value="92.5768" calcext:value-type="float">
            <text:p>92,576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4.592" calcext:value-type="float">
            <text:p>174,592</text:p>
          </table:table-cell>
          <table:table-cell office:value-type="float" office:value="82.717" calcext:value-type="float">
            <text:p>82,7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0.804" calcext:value-type="float">
            <text:p>170,804</text:p>
          </table:table-cell>
          <table:table-cell office:value-type="float" office:value="71.646" calcext:value-type="float">
            <text:p>71,64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84.319" calcext:value-type="float">
            <text:p>184,319</text:p>
          </table:table-cell>
          <table:table-cell office:value-type="float" office:value="82.1954" calcext:value-type="float">
            <text:p>82,195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0.353" calcext:value-type="float">
            <text:p>170,353</text:p>
          </table:table-cell>
          <table:table-cell office:value-type="float" office:value="76.416" calcext:value-type="float">
            <text:p>76,41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51.613" calcext:value-type="float">
            <text:p>151,613</text:p>
          </table:table-cell>
          <table:table-cell office:value-type="float" office:value="57.3555" calcext:value-type="float">
            <text:p>57,355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55.523" calcext:value-type="float">
            <text:p>155,523</text:p>
          </table:table-cell>
          <table:table-cell office:value-type="float" office:value="56.9841" calcext:value-type="float">
            <text:p>56,984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8.074" calcext:value-type="float">
            <text:p>168,074</text:p>
          </table:table-cell>
          <table:table-cell office:value-type="float" office:value="77.378" calcext:value-type="float">
            <text:p>77,37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6.11" calcext:value-type="float">
            <text:p>176,11</text:p>
          </table:table-cell>
          <table:table-cell office:value-type="float" office:value="82.7405" calcext:value-type="float">
            <text:p>82,740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9.144" calcext:value-type="float">
            <text:p>179,144</text:p>
          </table:table-cell>
          <table:table-cell office:value-type="float" office:value="77.0929" calcext:value-type="float">
            <text:p>77,092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0.99" calcext:value-type="float">
            <text:p>170,99</text:p>
          </table:table-cell>
          <table:table-cell office:value-type="float" office:value="67.6584" calcext:value-type="float">
            <text:p>67,658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81.345" calcext:value-type="float">
            <text:p>181,345</text:p>
          </table:table-cell>
          <table:table-cell office:value-type="float" office:value="92.5013" calcext:value-type="float">
            <text:p>92,501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1.886" calcext:value-type="float">
            <text:p>171,886</text:p>
          </table:table-cell>
          <table:table-cell office:value-type="float" office:value="81.6726" calcext:value-type="float">
            <text:p>81,672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0.656" calcext:value-type="float">
            <text:p>160,656</text:p>
          </table:table-cell>
          <table:table-cell office:value-type="float" office:value="57.6494" calcext:value-type="float">
            <text:p>57,649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5.535" calcext:value-type="float">
            <text:p>165,535</text:p>
          </table:table-cell>
          <table:table-cell office:value-type="float" office:value="60.4239" calcext:value-type="float">
            <text:p>60,423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85.654" calcext:value-type="float">
            <text:p>185,654</text:p>
          </table:table-cell>
          <table:table-cell office:value-type="float" office:value="85.131" calcext:value-type="float">
            <text:p>85,13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2.937" calcext:value-type="float">
            <text:p>172,937</text:p>
          </table:table-cell>
          <table:table-cell office:value-type="float" office:value="83.2667" calcext:value-type="float">
            <text:p>83,266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82.492" calcext:value-type="float">
            <text:p>182,492</text:p>
          </table:table-cell>
          <table:table-cell office:value-type="float" office:value="80.3354" calcext:value-type="float">
            <text:p>80,335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5.907" calcext:value-type="float">
            <text:p>175,907</text:p>
          </table:table-cell>
          <table:table-cell office:value-type="float" office:value="71.3843" calcext:value-type="float">
            <text:p>71,384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50.551" calcext:value-type="float">
            <text:p>150,551</text:p>
          </table:table-cell>
          <table:table-cell office:value-type="float" office:value="39.2513" calcext:value-type="float">
            <text:p>39,251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1.705" calcext:value-type="float">
            <text:p>161,705</text:p>
          </table:table-cell>
          <table:table-cell office:value-type="float" office:value="67.6107" calcext:value-type="float">
            <text:p>67,610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59.769" calcext:value-type="float">
            <text:p>159,769</text:p>
          </table:table-cell>
          <table:table-cell office:value-type="float" office:value="49.6448" calcext:value-type="float">
            <text:p>49,644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59.99" calcext:value-type="float">
            <text:p>159,99</text:p>
          </table:table-cell>
          <table:table-cell office:value-type="float" office:value="53.5157" calcext:value-type="float">
            <text:p>53,515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0.213" calcext:value-type="float">
            <text:p>170,213</text:p>
          </table:table-cell>
          <table:table-cell office:value-type="float" office:value="67.6555" calcext:value-type="float">
            <text:p>67,655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4.517" calcext:value-type="float">
            <text:p>164,517</text:p>
          </table:table-cell>
          <table:table-cell office:value-type="float" office:value="69.7145" calcext:value-type="float">
            <text:p>69,714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59.615" calcext:value-type="float">
            <text:p>159,615</text:p>
          </table:table-cell>
          <table:table-cell office:value-type="float" office:value="51.9355" calcext:value-type="float">
            <text:p>51,935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56.19" calcext:value-type="float">
            <text:p>156,19</text:p>
          </table:table-cell>
          <table:table-cell office:value-type="float" office:value="60.7076" calcext:value-type="float">
            <text:p>60,707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70.058" calcext:value-type="float">
            <text:p>170,058</text:p>
          </table:table-cell>
          <table:table-cell office:value-type="float" office:value="76.1445" calcext:value-type="float">
            <text:p>76,144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8.203" calcext:value-type="float">
            <text:p>178,203</text:p>
          </table:table-cell>
          <table:table-cell office:value-type="float" office:value="70.2956" calcext:value-type="float">
            <text:p>70,295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63.124" calcext:value-type="float">
            <text:p>163,124</text:p>
          </table:table-cell>
          <table:table-cell office:value-type="float" office:value="56.192" calcext:value-type="float">
            <text:p>56,19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62.29" calcext:value-type="float">
            <text:p>162,29</text:p>
          </table:table-cell>
          <table:table-cell office:value-type="float" office:value="56.4772" calcext:value-type="float">
            <text:p>56,477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1.349" calcext:value-type="float">
            <text:p>161,349</text:p>
          </table:table-cell>
          <table:table-cell office:value-type="float" office:value="60.3325" calcext:value-type="float">
            <text:p>60,332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Gato</text:p>
          </table:table-cell>
          <table:table-cell table:number-columns-repeated="5"/>
        </table:table-row>
        <table:table-row table:style-name="ro1">
          <table:table-cell office:value-type="float" office:value="178.619" calcext:value-type="float">
            <text:p>178,619</text:p>
          </table:table-cell>
          <table:table-cell office:value-type="float" office:value="74.5135" calcext:value-type="float">
            <text:p>74,513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58.669" calcext:value-type="float">
            <text:p>158,669</text:p>
          </table:table-cell>
          <table:table-cell office:value-type="float" office:value="50.3327" calcext:value-type="float">
            <text:p>50,332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59.944" calcext:value-type="float">
            <text:p>159,944</text:p>
          </table:table-cell>
          <table:table-cell office:value-type="float" office:value="52.2683" calcext:value-type="float">
            <text:p>52,268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2.888" calcext:value-type="float">
            <text:p>162,888</text:p>
          </table:table-cell>
          <table:table-cell office:value-type="float" office:value="52.9147" calcext:value-type="float">
            <text:p>52,914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  <table:table-row table:style-name="ro1">
          <table:table-cell office:value-type="float" office:value="169.859" calcext:value-type="float">
            <text:p>169,859</text:p>
          </table:table-cell>
          <table:table-cell office:value-type="float" office:value="76.0923" calcext:value-type="float">
            <text:p>76,09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erro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PorSexos.A1:PorSexos.D10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8:25:44.76287177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20:30:57.809396923</dc:date>
    <meta:editing-duration>P1DT3H37M30S</meta:editing-duration>
    <meta:editing-cycles>8</meta:editing-cycles>
    <meta:generator>LibreOffice/6.0.7.3$Linux_X86_64 LibreOffice_project/00m0$Build-3</meta:generator>
    <meta:document-statistic meta:table-count="2" meta:cell-count="902" meta:object-count="0"/>
  </office:meta>
</office:document-meta>
</file>